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1" style:family="table">
      <style:table-properties style:width="5.8986in" fo:margin-left="0.0035in" fo:margin-top="0in" fo:margin-bottom="0in" table:align="left" style:writing-mode="lr-tb"/>
    </style:style>
    <style:style style:name="Table1.A" style:family="table-column">
      <style:table-column-properties style:column-width="2.9493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5.8986in" fo:margin-left="0.0035in" fo:margin-top="0in" fo:margin-bottom="0in" table:align="left" style:writing-mode="lr-tb"/>
    </style:style>
    <style:style style:name="Table2.A" style:family="table-column">
      <style:table-column-properties style:column-width="5.8986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5.8986in" fo:margin-left="0.0035in" fo:margin-top="0in" fo:margin-bottom="0in" table:align="left" style:writing-mode="lr-tb"/>
    </style:style>
    <style:style style:name="Table3.A" style:family="table-column">
      <style:table-column-properties style:column-width="5.8986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5.8986in" fo:margin-left="0.0035in" fo:margin-top="0in" fo:margin-bottom="0in" table:align="left" style:writing-mode="lr-tb"/>
    </style:style>
    <style:style style:name="Table4.A" style:family="table-column">
      <style:table-column-properties style:column-width="5.8986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5.8986in" fo:margin-left="0.0035in" fo:margin-top="0in" fo:margin-bottom="0in" table:align="left" style:writing-mode="lr-tb"/>
    </style:style>
    <style:style style:name="Table5.A" style:family="table-column">
      <style:table-column-properties style:column-width="5.8986in"/>
    </style:style>
    <style:style style:name="Table5.1" style:family="table-row">
      <style:table-row-properties style:min-row-height="0.3229in"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5.8986in" fo:margin-left="0.0035in" fo:margin-top="0in" fo:margin-bottom="0in" table:align="left" style:writing-mode="lr-tb"/>
    </style:style>
    <style:style style:name="Table6.A" style:family="table-column">
      <style:table-column-properties style:column-width="5.8986in"/>
    </style:style>
    <style:style style:name="Table6.1" style:family="table-row">
      <style:table-row-properties style:min-row-height="0.9479in"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5.8986in" fo:margin-left="0.0035in" fo:margin-top="0in" fo:margin-bottom="0in" table:align="left" style:writing-mode="lr-tb"/>
    </style:style>
    <style:style style:name="Table7.A" style:family="table-column">
      <style:table-column-properties style:column-width="5.8986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5.8986in" fo:margin-left="0.0035in" fo:margin-top="0in" fo:margin-bottom="0in" table:align="left" style:writing-mode="lr-tb"/>
    </style:style>
    <style:style style:name="Table8.A" style:family="table-column">
      <style:table-column-properties style:column-width="5.8986in"/>
    </style:style>
    <style:style style:name="Table8.1" style:family="table-row">
      <style:table-row-properties style:min-row-height="0.5104in"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5.8986in" fo:margin-left="0.0035in" fo:margin-top="0in" fo:margin-bottom="0in" table:align="left" style:writing-mode="lr-tb"/>
    </style:style>
    <style:style style:name="Table9.A" style:family="table-column">
      <style:table-column-properties style:column-width="5.8986in"/>
    </style:style>
    <style:style style:name="Table9.1" style:family="table-row">
      <style:table-row-properties style:min-row-height="1.2604in" fo:keep-together="auto"/>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5.8986in" fo:margin-left="0.0035in" fo:margin-top="0in" fo:margin-bottom="0in" table:align="left" style:writing-mode="lr-tb"/>
    </style:style>
    <style:style style:name="Table10.A" style:family="table-column">
      <style:table-column-properties style:column-width="5.8986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5.8986in" fo:margin-left="0.0035in" fo:margin-top="0in" fo:margin-bottom="0in" table:align="left" style:writing-mode="lr-tb"/>
    </style:style>
    <style:style style:name="Table11.A" style:family="table-column">
      <style:table-column-properties style:column-width="5.8986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writing-mode="lr-tb"/>
    </style:style>
    <style:style style:name="P1" style:family="paragraph" style:parent-style-name="Title">
      <style:paragraph-properties fo:text-align="center" style:justify-single-word="false"/>
    </style:style>
    <style:style style:name="P2" style:family="paragraph" style:parent-style-name="Heading_20_1">
      <style:paragraph-properties fo:text-align="center" style:justify-single-word="false"/>
    </style:style>
    <style:style style:name="P3" style:family="paragraph" style:parent-style-name="Standard">
      <style:paragraph-properties fo:margin-top="0in" fo:margin-bottom="0in" style:contextual-spacing="false" fo:line-height="100%" fo:text-align="start" style:justify-single-word="false" fo:orphans="2" fo:widows="2"/>
      <style:text-properties style:font-name="Aptos" fo:font-size="11pt" fo:language="es" fo:country="ES" style:letter-kerning="true" style:font-name-asian="Aptos1" style:font-size-asian="11pt" style:language-asian="en" style:country-asian="US" style:font-size-complex="11pt" style:language-complex="ar" style:country-complex="SA"/>
    </style:style>
    <style:style style:name="P4" style:family="paragraph" style:parent-style-name="Standard">
      <style:paragraph-properties fo:margin-top="0in" fo:margin-bottom="0in" style:contextual-spacing="false" fo:line-height="100%" fo:text-align="start" style:justify-single-word="false" fo:orphans="2" fo:widows="2"/>
      <style:text-properties style:font-name="Aptos" fo:font-size="11pt" fo:language="es" fo:country="ES" fo:font-weight="bold" officeooo:rsid="001f8f05" officeooo:paragraph-rsid="001f8f05" style:letter-kerning="true" style:font-name-asian="Aptos1" style:font-size-asian="11pt" style:language-asian="en" style:country-asian="US" style:font-weight-asian="bold" style:font-size-complex="11pt" style:language-complex="ar" style:country-complex="SA" style:font-weight-complex="bold"/>
    </style:style>
    <style:style style:name="P5" style:family="paragraph" style:parent-style-name="Standard">
      <style:paragraph-properties fo:margin-top="0in" fo:margin-bottom="0in" style:contextual-spacing="false" fo:line-height="100%" fo:text-align="start" style:justify-single-word="false" fo:orphans="2" fo:widows="2"/>
    </style:style>
    <style:style style:name="P6" style:family="paragraph" style:parent-style-name="Standard">
      <style:paragraph-properties fo:margin-top="0in" fo:margin-bottom="0in" style:contextual-spacing="false" fo:line-height="100%" fo:text-align="start" style:justify-single-word="false" fo:orphans="2" fo:widows="2"/>
      <style:text-properties style:font-name="Aptos" fo:font-size="11pt" fo:language="es" fo:country="ES" officeooo:rsid="0022cc46" officeooo:paragraph-rsid="0022cc46" style:letter-kerning="true" style:font-name-asian="Aptos1" style:font-size-asian="11pt" style:language-asian="en" style:country-asian="US" style:font-size-complex="11pt" style:language-complex="ar" style:country-complex="SA"/>
    </style:style>
    <style:style style:name="P7" style:family="paragraph" style:parent-style-name="Standard">
      <style:paragraph-properties fo:margin-top="0in" fo:margin-bottom="0in" style:contextual-spacing="false" fo:line-height="100%" fo:text-align="start" style:justify-single-word="false" fo:orphans="2" fo:widows="2"/>
      <style:text-properties officeooo:paragraph-rsid="00213823"/>
    </style:style>
    <style:style style:name="P8" style:family="paragraph" style:parent-style-name="Standard">
      <style:paragraph-properties fo:margin-top="0in" fo:margin-bottom="0in" style:contextual-spacing="false" fo:line-height="100%" fo:text-align="start" style:justify-single-word="false" fo:orphans="2" fo:widows="2"/>
      <style:text-properties officeooo:paragraph-rsid="0024036b"/>
    </style:style>
    <style:style style:name="P9" style:family="paragraph" style:parent-style-name="Standard">
      <style:paragraph-properties fo:margin-top="0in" fo:margin-bottom="0in" style:contextual-spacing="false" fo:line-height="100%" fo:text-align="start" style:justify-single-word="false" fo:orphans="2" fo:widows="2"/>
      <style:text-properties officeooo:paragraph-rsid="00240e76"/>
    </style:style>
    <style:style style:name="P10" style:family="paragraph" style:parent-style-name="Text_20_body">
      <style:paragraph-properties fo:margin-top="0in" fo:margin-bottom="0in" style:contextual-spacing="false" fo:line-height="100%" fo:text-align="start" style:justify-single-word="false" fo:orphans="2" fo:widows="2"/>
    </style:style>
    <style:style style:name="T1" style:family="text">
      <style:text-properties fo:font-weight="bold" style:font-weight-asian="bold" style:font-weight-complex="bold"/>
    </style:style>
    <style:style style:name="T2" style:family="text">
      <style:text-properties style:font-name="Aptos" fo:font-size="11pt" fo:language="es" fo:country="ES" style:letter-kerning="true" style:font-name-asian="Aptos1" style:font-size-asian="11pt" style:language-asian="en" style:country-asian="US" style:font-size-complex="11pt" style:language-complex="ar" style:country-complex="SA"/>
    </style:style>
    <style:style style:name="T3" style:family="text">
      <style:text-properties style:font-name="Aptos" fo:font-size="11pt" fo:language="es" fo:country="ES" fo:font-weight="normal" style:letter-kerning="true" style:font-name-asian="Aptos1" style:font-size-asian="11pt" style:language-asian="en" style:country-asian="US" style:font-weight-asian="normal" style:font-size-complex="11pt" style:language-complex="ar" style:country-complex="SA" style:font-weight-complex="normal"/>
    </style:style>
    <style:style style:name="T4" style:family="text">
      <style:text-properties style:font-name="Aptos" fo:font-size="11pt" fo:language="es" fo:country="ES" officeooo:rsid="00213823" style:letter-kerning="true" style:font-name-asian="Aptos1" style:font-size-asian="11pt" style:language-asian="en" style:country-asian="US" style:font-size-complex="11pt" style:language-complex="ar" style:country-complex="SA"/>
    </style:style>
    <style:style style:name="T5" style:family="text">
      <style:text-properties style:font-name="Aptos" fo:font-size="11pt" fo:language="es" fo:country="ES" officeooo:rsid="0024036b" style:letter-kerning="true" style:font-name-asian="Aptos1" style:font-size-asian="11pt" style:language-asian="en" style:country-asian="US" style:font-size-complex="11pt" style:language-complex="ar" style:country-complex="SA"/>
    </style:style>
    <style:style style:name="T6" style:family="text">
      <style:text-properties officeooo:rsid="0024036b"/>
    </style:style>
    <style:style style:name="T7" style:family="text">
      <style:text-properties fo:font-weight="normal" style:font-weight-asian="normal" style:font-weight-complex="normal"/>
    </style:style>
    <style:style style:name="T8" style:family="text">
      <style:text-properties style:font-name="Aptos" fo:font-size="11pt" fo:language="es" fo:country="ES" officeooo:rsid="00240e76" style:letter-kerning="true" style:font-name-asian="Aptos1" style:font-size-asian="11pt" style:language-asian="en" style:country-asian="US" style:font-size-complex="11pt" style:language-complex="ar" style:country-complex="SA"/>
    </style:style>
    <style:style style:name="T9" style:family="text">
      <style:text-properties officeooo:rsid="00240e76"/>
    </style:style>
    <style:style style:name="T10" style:family="text">
      <style:text-properties officeooo:rsid="0026017a"/>
    </style:style>
    <style:style style:name="T11" style:family="text">
      <style:text-properties officeooo:rsid="002890bb"/>
    </style:style>
    <style:style style:name="T12" style:family="text">
      <style:text-properties style:font-name="Aptos" fo:font-size="11pt" fo:language="es" fo:country="ES" officeooo:rsid="0026017a" style:letter-kerning="true" style:font-name-asian="Aptos1" style:font-size-asian="11pt" style:language-asian="en" style:country-asian="US" style:font-size-complex="11pt" style:language-complex="ar" style:country-complex="S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nería de Procesos y Planificación</text:p>
      <text:h text:style-name="P2" text:outline-level="1">Curso 2024-25</text:h>
      <text:h text:style-name="P2" text:outline-level="1">Cuestionario sobre los ejercicios.</text:h>
      <text:p text:style-name="Standard"/>
      <table:table table:name="Table1" table:style-name="Table1">
        <table:table-column table:style-name="Table1.A" table:number-columns-repeated="2"/>
        <table:table-row table:style-name="Table1.1">
          <table:table-cell table:style-name="Table1.A1" office:value-type="string">
            <text:p text:style-name="P3" loext:marker-style-name="T1"><text:span text:style-name="T1">Apellidos</text:span><text:span text:style-name="T1"/></text:p>
          </table:table-cell>
          <table:table-cell table:style-name="Table1.A1" office:value-type="string">
            <text:p text:style-name="P3" loext:marker-style-name="T1"><text:span text:style-name="T1">Nombre</text:span><text:span text:style-name="T1"/></text:p>
          </table:table-cell>
        </table:table-row>
        <table:table-row table:style-name="Table1.1">
          <table:table-cell table:style-name="Table1.A1" office:value-type="string">
            <text:p text:style-name="P4" loext:marker-style-name="T1">García López</text:p>
          </table:table-cell>
          <table:table-cell table:style-name="Table1.A1" office:value-type="string">
            <text:p text:style-name="P4" loext:marker-style-name="T1">Miguel</text:p>
          </table:table-cell>
        </table:table-row>
      </table:table>
      <text:p text:style-name="Standard"/>
      <text:p text:style-name="Standard">Describe con tus palabras qué se representa en el problema 1.</text:p>
      <table:table table:name="Table2" table:style-name="Table2">
        <table:table-column table:style-name="Table2.A"/>
        <table:table-row table:style-name="Table2.1">
          <table:table-cell table:style-name="Table2.A1" office:value-type="string">
            <text:p text:style-name="P5"><text:span text:style-name="T2">El problema representa un </text:span><text:span text:style-name="Strong_20_Emphasis"><text:span text:style-name="T3">escenario de transporte aéreo</text:span></text:span><text:span text:style-name="T2"> donde necesitamos transportar tres personas (p1, p2, p3) desde sus ubicaciones actuales hasta una ciudad destino común (c5) utilizando un único avión (a1).<text:line-break/></text:span></text:p>
            <text:p text:style-name="P6">El avión está en una ubicación distinta a las de las personas, a diferencia del problema 0, en el que el avión ya estaba en una de las ubicaciones comúnes.</text:p>
          </table:table-cell>
        </table:table-row>
      </table:table>
      <text:p text:style-name="Standard"/>
      <text:p text:style-name="Standard">Describe en qué ha consistido la modificación que has hecho del dominio original y porqué lo has hecho así.</text:p>
      <table:table table:name="Table3" table:style-name="Table3">
        <table:table-column table:style-name="Table3.A"/>
        <table:table-row table:style-name="Table3.1">
          <table:table-cell table:style-name="Table3.A1" office:value-type="string">
            <text:p text:style-name="P7"><text:span text:style-name="T4">He añadido un caso 3 a transportar persona. </text:span>Si la persona está en una ciudad y el avión está en otra diferente, primero el avión vuela hasta la ciudad donde está la persona. Después, se vuelve a intentar transportar a la persona, ahora que el avión ya está con ella.</text:p>
          </table:table-cell>
        </table:table-row>
      </table:table>
      <text:p text:style-name="Standard"/>
      <text:p text:style-name="Standard">Copia y pega aquí (EN TEXTO) el plan obtenido para el Problema 1.</text:p>
      <table:table table:name="Table4" table:style-name="Table4">
        <table:table-column table:style-name="Table4.A"/>
        <table:table-row table:style-name="Table4.1">
          <table:table-cell table:style-name="Table4.A1" office:value-type="string">
            <text:p text:style-name="P3">:action (fly a1 c4 c1) start: 05/06/2007 08:00:00 end: 05/06/2007 23:00:00</text:p>
            <text:p text:style-name="P3">:action (board p1 a1 c1) start: 05/06/2007 23:00:00 end: 06/06/2007 00:00:00</text:p>
            <text:p text:style-name="P3">:action (fly a1 c1 c5) start: 06/06/2007 00:00:00 end: 06/06/2007 10:00:00</text:p>
            <text:p text:style-name="P3">:action (debark p1 a1 c5) start: 06/06/2007 10:00:00 end: 06/06/2007 11:00:00</text:p>
            <text:p text:style-name="P3">:action (fly a1 c5 c2) start: 06/06/2007 11:00:00 end: 07/06/2007 02:00:00</text:p>
            <text:p text:style-name="P3">:action (board p2 a1 c2) start: 07/06/2007 02:00:00 end: 07/06/2007 03:00:00</text:p>
            <text:p text:style-name="P3">:action (fly a1 c2 c5) start: 07/06/2007 03:00:00 end: 07/06/2007 18:00:00</text:p>
            <text:p text:style-name="P3">:action (debark p2 a1 c5) start: 07/06/2007 18:00:00 end: 07/06/2007 <text:soft-page-break/>19:00:00</text:p>
            <text:p text:style-name="P3">:action (fly a1 c5 c3) start: 07/06/2007 19:00:00 end: 08/06/2007 10:00:00</text:p>
            <text:p text:style-name="P3">:action (board p3 a1 c3) start: 08/06/2007 10:00:00 end: 08/06/2007 11:00:00</text:p>
            <text:p text:style-name="P3">:action (fly a1 c3 c5) start: 08/06/2007 11:00:00 end: 09/06/2007 02:00:00</text:p>
            <text:p text:style-name="P3">:action (debark p3 a1 c5) start: 09/06/2007 02:00:00 end: 09/06/2007 03:00:00</text:p>
          </table:table-cell>
        </table:table-row>
      </table:table>
      <text:p text:style-name="Standard"/>
      <text:p text:style-name="Standard">Describe con tus palabras qué se representa en el problema 2.</text:p>
      <table:table table:name="Table5" table:style-name="Table5">
        <table:table-column table:style-name="Table5.A"/>
        <table:table-row table:style-name="Table5.1">
          <table:table-cell table:style-name="Table5.A1" office:value-type="string">
            <text:p text:style-name="P8"><text:span text:style-name="T5">Es igual que el problema 1, con la diferenciación de que ahora e</text:span>l avión <text:span text:style-name="T6">no tiene suficiente gasolina para los viajes. En el primero tenia 100000, por lo que daba de sobra. En este n</text:span><text:span text:style-name="Strong_20_Emphasis"><text:span text:style-name="T7">ecesitará repostar</text:span></text:span> durante la ejecución del plan para completar todas las tareas <text:span text:style-name="T6">ya que solo tiene 200.</text:span></text:p>
          </table:table-cell>
        </table:table-row>
      </table:table>
      <text:p text:style-name="Standard"/>
      <text:p text:style-name="Standard">Describe en qué ha consistido la modificación que has hecho del dominio original y porqué lo has hecho así.</text:p>
      <table:table table:name="Table6" table:style-name="Table6">
        <table:table-column table:style-name="Table6.A"/>
        <table:table-row table:style-name="Table6.1">
          <table:table-cell table:style-name="Table6.A1" office:value-type="string">
            <text:p text:style-name="P8"><text:span text:style-name="T5">He cambiado la lógica para que, si en mover-avión no hay suficiente gasolina, que vaya a repostar y luego mueva el avión. Además he cambiado la función de hay-fuel, que decía que s</text:span>iempre que el avión tenga más de 1 unidad de combustible <text:span text:style-name="T6">era suficiente para volar. Esa función tiene ahora en cuenta la distancia entre ciudades y lo que consume el avión por unidad de distancia.</text:span></text:p>
          </table:table-cell>
        </table:table-row>
      </table:table>
      <text:p text:style-name="Standard"/>
      <text:p text:style-name="Standard">Copia y pega aquí (EN TEXTO) el plan obtenido para el Problema 2.</text:p>
      <table:table table:name="Table7" table:style-name="Table7">
        <table:table-column table:style-name="Table7.A"/>
        <table:table-row table:style-name="Table7.1">
          <table:table-cell table:style-name="Table7.A1" office:value-type="string">
            <text:p text:style-name="P3">:action (fly a1 c4 c1) start: 05/06/2007 08:00:00 end: 05/06/2007 23:00:00</text:p>
            <text:p text:style-name="P3">:action (board p1 a1 c1) start: 05/06/2007 23:00:00 end: 06/06/2007 00:00:00</text:p>
            <text:p text:style-name="P3">:action (refuel a1 c1) start: 06/06/2007 00:00:00 end: 28/06/2007 22:00:00</text:p>
            <text:p text:style-name="P3">:action (fly a1 c1 c5) start: 28/06/2007 22:00:00 end: 29/06/2007 08:00:00</text:p>
            <text:p text:style-name="P3">:action (debark p1 a1 c5) start: 29/06/2007 08:00:00 end: 29/06/2007 09:00:00</text:p>
            <text:p text:style-name="P3">:action (fly a1 c5 c2) start: 29/06/2007 09:00:00 end: 30/06/2007 00:00:00</text:p>
            <text:p text:style-name="P3">:action (board p2 a1 c2) start: 30/06/2007 00:00:00 end: 30/06/2007 01:00:00</text:p>
            <text:p text:style-name="P3">:action (fly a1 c2 c5) start: 30/06/2007 01:00:00 end: 30/06/2007 16:00:00</text:p>
            <text:p text:style-name="P3">:action (debark p2 a1 c5) start: 30/06/2007 16:00:00 end: 30/06/2007 17:00:00</text:p>
            <text:p text:style-name="P3">:action (fly a1 c5 c3) start: 30/06/2007 17:00:00 end: 01/07/2007 08:00:00</text:p>
            <text:p text:style-name="P3">:action (board p3 a1 c3) start: 01/07/2007 08:00:00 end: 01/07/2007 09:00:00</text:p>
            <text:p text:style-name="P3">:action (refuel a1 c3) start: 01/07/2007 09:00:00 end: 24/07/2007 07:00:00</text:p>
            <text:p text:style-name="P3"><text:soft-page-break/>:action (fly a1 c3 c5) start: 24/07/2007 07:00:00 end: 24/07/2007 22:00:00</text:p>
            <text:p text:style-name="P3">:action (debark p3 a1 c5) start: 24/07/2007 22:00:00 end: 24/07/2007 23:00:00</text:p>
          </table:table-cell>
        </table:table-row>
      </table:table>
      <text:p text:style-name="Standard"/>
      <text:p text:style-name="Standard">Describe con tus palabras qué se representa en el problema 3.</text:p>
      <table:table table:name="Table8" table:style-name="Table8">
        <table:table-column table:style-name="Table8.A"/>
        <table:table-row table:style-name="Table8.1">
          <table:table-cell table:style-name="Table8.A1" office:value-type="string">
            <text:p text:style-name="P9"><text:span text:style-name="T8">Es igual que el problema 3, pero añade la restricción de fuel-limit, es decir, es una </text:span><text:span text:style-name="Strong_20_Emphasis"><text:span text:style-name="T7">restricción de combustible máximo que se puede consumir </text:span></text:span>por vuelo, <text:span text:style-name="T9">por lo que los vuelos de 150 no serían factibles.</text:span></text:p>
          </table:table-cell>
        </table:table-row>
      </table:table>
      <text:p text:style-name="Standard"/>
      <text:p text:style-name="Standard">Describe en qué ha consistido la modificación que has hecho del dominio original y porqué lo has hecho así.</text:p>
      <table:table table:name="Table9" table:style-name="Table9">
        <table:table-column table:style-name="Table9.A"/>
        <table:table-row table:style-name="Table9.1">
          <table:table-cell table:style-name="Table9.A1" office:value-type="string">
            <text:p text:style-name="Standard">La modificación principal del dominio original ha consistido en añadir la función <text:span text:style-name="Source_20_Text"><text:span text:style-name="T10">fuel-limit </text:span></text:span>que faltaba en las declaraciones, <text:span text:style-name="T11">con ello es suficiente para que el planificador funcione, ya que las restricciones necesarias ya se añadieron en el ejercicio 2.</text:span></text:p>
          </table:table-cell>
        </table:table-row>
      </table:table>
      <text:p text:style-name="Standard"/>
      <text:p text:style-name="Standard">Copia y pega aquí (EN TEXTO) el plan obtenido para el Problema 3.</text:p>
      <table:table table:name="Table10" table:style-name="Table10">
        <table:table-column table:style-name="Table10.A"/>
        <table:table-row table:style-name="Table10.1">
          <table:table-cell table:style-name="Table10.A1" office:value-type="string">
            <text:p text:style-name="P3">:action (fly a1 c4 c1) start: 05/06/2007 08:00:00 end: 05/06/2007 23:00:00</text:p>
            <text:p text:style-name="P3">:action (board p1 a1 c1) start: 05/06/2007 23:00:00 end: 06/06/2007 00:00:00</text:p>
            <text:p text:style-name="P3">:action (refuel a1 c1) start: 06/06/2007 00:00:00 end: 16/06/2007 10:00:00</text:p>
            <text:p text:style-name="P3">:action (fly a1 c1 c5) start: 16/06/2007 10:00:00 end: 16/06/2007 20:00:00</text:p>
            <text:p text:style-name="P3">:action (debark p1 a1 c5) start: 16/06/2007 20:00:00 end: 16/06/2007 21:00:00</text:p>
            <text:p text:style-name="P3">:action (fly a1 c5 c2) start: 16/06/2007 21:00:00 end: 17/06/2007 12:00:00</text:p>
            <text:p text:style-name="P3">:action (board p2 a1 c2) start: 17/06/2007 12:00:00 end: 17/06/2007 13:00:00</text:p>
            <text:p text:style-name="P3">:action (refuel a1 c2) start: 17/06/2007 13:00:00 end: 27/06/2007 23:00:00</text:p>
            <text:p text:style-name="P3">:action (fly a1 c2 c5) start: 27/06/2007 23:00:00 end: 28/06/2007 14:00:00</text:p>
            <text:p text:style-name="P3">:action (debark p2 a1 c5) start: 28/06/2007 14:00:00 end: 28/06/2007 15:00:00</text:p>
            <text:p text:style-name="P3">:action (fly a1 c5 c3) start: 28/06/2007 15:00:00 end: 29/06/2007 06:00:00</text:p>
            <text:p text:style-name="P3">:action (board p3 a1 c3) start: 29/06/2007 06:00:00 end: 29/06/2007 07:00:00</text:p>
            <text:p text:style-name="P3">:action (refuel a1 c3) start: 29/06/2007 07:00:00 end: 11/07/2007 19:00:00</text:p>
            <text:p text:style-name="P3">:action (fly a1 c3 c5) start: 11/07/2007 19:00:00 end: 12/07/2007 10:00:00</text:p>
            <text:p text:style-name="P3">:action (debark p3 a1 c5) start: 12/07/2007 10:00:00 end: 12/07/2007 <text:soft-page-break/>11:00:00</text:p>
          </table:table-cell>
        </table:table-row>
      </table:table>
      <text:p text:style-name="Standard"/>
      <text:p text:style-name="Standard">Describe con tus palabras qué relación tienen los planes que has obtenido con el campo de la minería de procesos, es decir, si encaja en detección, predicción o prescripción, y por qué. </text:p>
      <table:table table:name="Table11" table:style-name="Table11">
        <table:table-column table:style-name="Table11.A"/>
        <table:table-row table:style-name="Table11.1">
          <table:table-cell table:style-name="Table11.A1" office:value-type="string">
            <text:p text:style-name="P10"><text:span text:style-name="T2">Los planes HTN obtenidos en este problema de transporte aéreo encajan principalmente en el campo de la </text:span><text:span text:style-name="Strong_20_Emphasis"><text:span text:style-name="T3">prescripción</text:span></text:span><text:span text:style-name="T2"> dentro de la minería de procesos. Esto es porque los planes generados no se basan en el análisis de datos históricos de procesos ejecutados previamente, sino que constituyen secuencias de acciones optimizadas que prescriben exactamente qué hacer para alcanzar un objetivo específico (transportar personas a destinos determinados) respetando las restricciones del dominio (limitaciones de combustible, capacidad del avión, etc.) </text:span><text:span text:style-name="T12">a </text:span>diferencia de la <text:span text:style-name="Strong_20_Emphasis"><text:span text:style-name="T7">detección</text:span></text:span> (que identifica patrones en logs de procesos ya ejecutados) o la <text:span text:style-name="Strong_20_Emphasis"><text:span text:style-name="T7">predicción</text:span></text:span> (que anticipa comportamientos futuros basándose en datos históricos).</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1pt" fo:language="es" fo:country="ES" style:letter-kerning="true" style:font-name-asian="Aptos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lr-tb"/>
      <style:text-properties style:use-window-font-color="true" loext:opacity="0%" style:font-name="Aptos" fo:font-size="11pt" fo:language="es" fo:country="ES" style:letter-kerning="true" style:font-name-asian="Aptos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Noto Sans Arabic UI" style:font-family-complex="'Noto Sans Arabic UI'"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Noto Sans Arabic UI" style:font-family-complex="'Noto Sans Arabic UI'"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Noto Sans Arabic UI" style:font-family-complex="'Noto Sans Arabic UI'"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Título_20_4_20_C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ítulo_20_5_20_Car"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Noto Sans Arabic UI" style:font-family-complex="'Noto Sans Arabic UI'"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ítulo_20_6_20_C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ítulo_20_7_20_Car"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Noto Sans Arabic UI" style:font-family-complex="'Noto Sans Arabic UI'"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ítulo_20_8_20_Car"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ítulo_20_9_20_Car"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Noto Sans Arabic UI" style:font-family-complex="'Noto Sans Arabic UI'"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ítulo_20_C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Noto Sans Arabic UI" style:font-family-complex="'Noto Sans Arabic UI'" style:font-family-generic-complex="system" style:font-pitch-complex="variable" style:font-size-complex="28pt"/>
    </style:style>
    <style:style style:name="Subtitle" style:family="paragraph" style:parent-style-name="Standard" style:next-style-name="Standard" loext:linked-style-name="Subtítulo_20_Car" style:class="chapter">
      <style:text-properties fo:color="#595959" loext:opacity="100%" fo:font-size="14pt" fo:letter-spacing="0.0102in" style:font-name-asian="Aptos1" style:font-family-asian="Aptos" style:font-family-generic-asian="system" style:font-pitch-asian="variable" style:font-size-asian="14pt" style:font-name-complex="Noto Sans Arabic UI" style:font-family-complex="'Noto Sans Arabic UI'"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a_20_C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Cita_20_destacada_20_C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ítulo_20_1_20_Car" style:display-name="Título 1 C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Noto Sans Arabic UI" style:font-family-complex="'Noto Sans Arabic UI'" style:font-family-generic-complex="system" style:font-pitch-complex="variable" style:font-size-complex="20pt">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Noto Sans Arabic UI" style:font-family-complex="'Noto Sans Arabic UI'"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3_20_Car" style:display-name="Título 3 C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Noto Sans Arabic UI" style:font-family-complex="'Noto Sans Arabic UI'"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ítulo_20_4_20_Car" style:display-name="Título 4 C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ítulo_20_5_20_Car" style:display-name="Título 5 C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Noto Sans Arabic UI" style:font-family-complex="'Noto Sans Arabic UI'" style:font-family-generic-complex="system" style:font-pitch-complex="variable">
        <loext:char-complex-color loext:theme-type="accent1" loext:color-type="theme">
          <loext:transformation loext:type="shade" loext:value="2509"/>
        </loext:char-complex-color>
      </style:text-properties>
    </style:style>
    <style:style style:name="Título_20_6_20_Car" style:display-name="Título 6 C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ítulo_20_7_20_Car" style:display-name="Título 7 C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Noto Sans Arabic UI" style:font-family-complex="'Noto Sans Arabic UI'" style:font-family-generic-complex="system" style:font-pitch-complex="variable">
        <loext:char-complex-color loext:theme-type="dark1" loext:color-type="theme">
          <loext:transformation loext:type="tint" loext:value="3490"/>
        </loext:char-complex-color>
      </style:text-properties>
    </style:style>
    <style:style style:name="Título_20_8_20_Car" style:display-name="Título 8 C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ítulo_20_9_20_Car" style:display-name="Título 9 C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Noto Sans Arabic UI" style:font-family-complex="'Noto Sans Arabic UI'" style:font-family-generic-complex="system" style:font-pitch-complex="variable">
        <loext:char-complex-color loext:theme-type="dark1" loext:color-type="theme">
          <loext:transformation loext:type="tint" loext:value="1529"/>
        </loext:char-complex-color>
      </style:text-properties>
    </style:style>
    <style:style style:name="Título_20_Car" style:display-name="Título C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Noto Sans Arabic UI" style:font-family-complex="'Noto Sans Arabic UI'" style:font-family-generic-complex="system" style:font-pitch-complex="variable" style:font-size-complex="28pt"/>
    </style:style>
    <style:style style:name="Subtítulo_20_Car" style:display-name="Subtítulo Car" style:family="text" style:parent-style-name="Default_20_Paragraph_20_Font" loext:linked-style-name="Subtitle">
      <style:text-properties fo:color="#595959" loext:opacity="100%" fo:font-size="14pt" fo:letter-spacing="0.0102in" style:font-name-asian="Aptos1" style:font-family-asian="Aptos" style:font-family-generic-asian="system" style:font-pitch-asian="variable" style:font-size-asian="14pt" style:font-name-complex="Noto Sans Arabic UI" style:font-family-complex="'Noto Sans Arabic UI'"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_20_Car" style:display-name="Cita C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_20_destacada_20_Car" style:display-name="Cita destacada C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AN FERNÁNDEZ OLIVARES</meta:initial-creator>
    <meta:editing-cycles>10</meta:editing-cycles>
    <meta:creation-date>2025-04-29T15:00:00</meta:creation-date>
    <dc:date>2025-06-18T20:04:05.500258566</dc:date>
    <meta:editing-duration>PT1H41M13S</meta:editing-duration>
    <meta:generator>LibreOffice/24.8.5.2$Linux_X86_64 LibreOffice_project/480$Build-2</meta:generator>
    <meta:document-statistic meta:table-count="11" meta:image-count="0" meta:object-count="0" meta:page-count="4" meta:paragraph-count="66" meta:word-count="1029" meta:character-count="6547" meta:non-whitespace-character-count="5582"/>
    <meta:user-defined meta:name="AppVersion">16.0000</meta:user-defined>
    <meta:template xlink:type="simple" xlink:actuate="onRequest" xlink:title="Normal.dotm" xlink:href=""/>
  </office:meta>
</office:document-meta>
</file>